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, 'Segoe UI Web (West European)', 'Segoe UI', apple-system, BlinkMacSystemFont, Roboto, 'Helvetica Neue', sans-serif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paragraph-rsid="0008c8f1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201f1e" style:font-name="Segoe UI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tories:</text:span></text:p>
      <text:p text:style-name="P1"/>
      <text:p text:style-name="Standard"><text:span text:style-name="T2">CS4900</text:span></text:p>
      <text:p text:style-name="Standard"><text:span text:style-name="T2">Project: </text:span><text:span text:style-name="T3">Opentray</text:span></text:p>
      <text:p text:style-name="Standard"><text:span text:style-name="T2">Stories:</text:span></text:p>
      <text:p text:style-name="Standard"><text:span text:style-name="T2">Date: </text:span></text:p>
      <text:p text:style-name="Standard"><text:span text:style-name="T2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2">jason.a.gunderson@wmich.edu</text:span></text:span></text:a><text:span text:style-name="T2"><text:tab/>(616)240-8301</text:span></text:p>
      <text:p text:style-name="P6"><text:span text:style-name="T2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2">jonathan.r.kelly@wmich.edu</text:span></text:span></text:a><text:span text:style-name="T2"><text:tab/></text:span><text:span text:style-name="T8">(269)470-9005</text:span></text:p>
      <text:p text:style-name="P2"/>
      <text:p text:style-name="Standard"><text:span text:style-name="T4">Introduction: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<text:span text:style-name="T5">Time to complete</text:span></text:p>
          </table:table-cell>
          <table:table-cell table:style-name="Table1.A1" office:value-type="string">
            <text:p text:style-name="Table_20_Contents"><text:span text:style-name="T5">Risk 1-10</text:span></text:p>
          </table:table-cell>
          <table:table-cell table:style-name="Table1.A1" office:value-type="string">
            <text:p text:style-name="Table_20_Contents"><text:span text:style-name="T5">Actual time</text:span></text:p>
          </table:table-cell>
          <table:table-cell table:style-name="Table1.E1" office:value-type="string">
            <text:p text:style-name="Table_20_Contents"><text:span text:style-name="T5">% Complete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Story1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Story2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Story3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Story4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5">Release 1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/>
          </table:table-cell>
        </table:table-row>
      </table:table>
      <text:p text:style-name="P2"/>
      <text:p text:style-name="Standard"><text:span text:style-name="T2">Story1: </text:span></text:p>
      <text:p text:style-name="P4"/>
      <text:p text:style-name="Standard"><text:span text:style-name="T2">Story2: </text:span></text:p>
      <text:p text:style-name="P5"/>
      <text:p text:style-name="Standard"><text:span text:style-name="T2">Story3:</text:span></text:p>
      <text:p text:style-name="P5"/>
      <text:p text:style-name="Standard"><text:span text:style-name="T2">Story4: </text:span></text:p>
      <text:p text:style-name="P5"/>
      <text:p text:style-name="Standard"><text:span text:style-name="T6">Question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, 'Segoe UI Web (West European)', 'Segoe UI', apple-system, BlinkMacSystemFont, Roboto, 'Helvetica Neue', sans-serif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0-07T10:05:16.958833751</dc:date>
    <meta:editing-cycles>6</meta:editing-cycles>
    <meta:editing-duration>PT9M39S</meta:editing-duration>
    <meta:generator>LibreOffice/6.0.7.3$Linux_X86_64 LibreOffice_project/00m0$Build-3</meta:generator>
    <meta:document-statistic meta:table-count="1" meta:image-count="0" meta:object-count="0" meta:page-count="1" meta:paragraph-count="22" meta:word-count="36" meta:character-count="296" meta:non-whitespace-character-count="272"/>
  </office:meta>
</office:document-meta>
</file>